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paragraph-rsid="00316c51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60a" style:font-weight-asian="normal" style:font-weight-complex="normal"/>
    </style:style>
    <style:style style:name="T3" style:family="text">
      <style:text-properties fo:font-weight="normal" officeooo:rsid="0028b8a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e60a" style:font-weight-asian="bold" style:font-weight-complex="bold"/>
    </style:style>
    <style:style style:name="T6" style:family="text">
      <style:text-properties fo:font-weight="bold" officeooo:rsid="0028b8a0" style:font-weight-asian="bold" style:font-weight-complex="bold"/>
    </style:style>
    <style:style style:name="T7" style:family="text">
      <style:text-properties fo:font-weight="bold" officeooo:rsid="0029f66c" style:font-weight-asian="bold" style:font-weight-complex="bold"/>
    </style:style>
    <style:style style:name="T8" style:family="text">
      <style:text-properties fo:font-weight="bold" officeooo:rsid="002eb5a0" style:font-weight-asian="bold" style:font-weight-complex="bold"/>
    </style:style>
    <style:style style:name="T9" style:family="text">
      <style:text-properties fo:font-weight="bold" officeooo:rsid="004bd810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officeooo:rsid="001a69fb"/>
    </style:style>
    <style:style style:name="T13" style:family="text">
      <style:text-properties officeooo:rsid="001d3769"/>
    </style:style>
    <style:style style:name="T14" style:family="text">
      <style:text-properties officeooo:rsid="0022e60a"/>
    </style:style>
    <style:style style:name="T15" style:family="text">
      <style:text-properties officeooo:rsid="0029f66c"/>
    </style:style>
    <style:style style:name="T16" style:family="text">
      <style:text-properties officeooo:rsid="002b749d"/>
    </style:style>
    <style:style style:name="T17" style:family="text">
      <style:text-properties officeooo:rsid="002eb5a0"/>
    </style:style>
    <style:style style:name="T18" style:family="text">
      <style:text-properties officeooo:rsid="00331451"/>
    </style:style>
    <style:style style:name="T19" style:family="text">
      <style:text-properties officeooo:rsid="00426e3f"/>
    </style:style>
    <style:style style:name="T20" style:family="text">
      <style:text-properties officeooo:rsid="004bd810"/>
    </style:style>
    <style:style style:name="T21" style:family="text">
      <style:text-properties officeooo:rsid="00509103"/>
    </style:style>
    <style:style style:name="T22" style:family="text">
      <style:text-properties officeooo:rsid="00540343"/>
    </style:style>
    <style:style style:name="T23" style:family="text">
      <style:text-properties officeooo:rsid="00576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9"><text:span text:style-name="T11">_LTR</text:span><text:span text:style-name="T10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0">S</text:span>ht<text:span text:style-name="T18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5">+_FUN</text:span></text:p>
      <text:p text:style-name="P6">------------------------------------------------------------------</text:p>
      <text:p text:style-name="P1">Left+LAlt Del+_ACC _NSY <text:s/>Enter+_MOV<text:span text:style-name="T1">|</text:span> Space _NSY <text:s text:c="2"/><text:span text:style-name="T17">LGUI</text:span> <text:s/>Right+_DRA</text:p>
      <text:p text:style-name="P14">##################################################################################</text:p>
      <text:p text:style-name="P7"><text:span text:style-name="T4">_NSY</text:span> (Numbers and SYmbols)</text:p>
      <text:p text:style-name="Preformatted_20_Text"><text:span text:style-name="T4"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7">LGUI</text:span> <text:s text:c="4"/>Right+RAlt</text:p>
      <text:p text:style-name="P14">##################################################################################</text:p>
      <text:p text:style-name="P9"><text:span text:style-name="T11">_FUN</text:span><text:span text:style-name="T10"> (F-keys, Layer access, Set BASE key direction)</text:span></text:p>
      <text:p text:style-name="P2">BASE: NUMS: FUN<text:span text:style-name="T13">&lt;</text:span> <text:s/>_MOV <text:s/>_RAR <text:s/>_<text:span text:style-name="T21">PAD</text:span> <text:s/><text:span text:style-name="T1">|</text:span> ACCE: DRAW: xxx <text:s text:c="2"/>xxx <text:s text:c="2"/>xxx <text:s/>!<text:span text:style-name="T12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19">RGUI</text:span> <text:s/>LCtl&amp; <text:span text:style-name="T1">|</text:span> LSft&amp; <text:s/>+LCtl&amp;LSft <text:span text:style-name="T16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7"><text:span text:style-name="T4">_MOV</text:span> (MOVement, mouse movement on left hand)</text:p>
      <text:p text:style-name="Preformatted_20_Text"><text:span text:style-name="T4">BASE <text:s text:c="5"/>WLft <text:s/>WDn <text:s text:c="2"/>WUp <text:s text:c="2"/>WRht <text:s/>xxx <text:s text:c="2"/></text:span><text:span text:style-name="T1">|</text:span><text:span text:style-name="T4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4">LAlt <text:s/>Del <text:s text:c="2"/>Ent <text:s text:c="2"/>___ </text:span><text:span text:style-name="T1">|</text:span><text:span text:style-name="T4"> PgUp <text:s/>PgDn <text:s/></text:span><text:span text:style-name="T8">L</text:span><text:span text:style-name="T7">GUI</text:span><text:span text:style-name="T4"> <text:s text:c="2"/>RAlt</text:span></text:p>
      <text:p text:style-name="P14">##################################################################################</text:p>
      <text:p text:style-name="P7"><text:span text:style-name="T4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1">P <text:s text:c="4"/>Power• Wake• Sleep• Pause• ScrLk | PrtSc xxx <text:s text:c="2"/>Vol+ <text:s/>Vol- <text:s/>Mute <text:s text:c="2"/>CapL</text:p>
      <text:p text:style-name="P1">Ü <text:s text:c="4"/>uLNX <text:s text:c="2"/>uBSD <text:s/>uOSX <text:s text:c="2"/>uWIN <text:s text:c="2"/>uWNC <text:s/>| xxx <text:s text:c="2"/>xxx <text:s text:c="2"/>xxx <text:s text:c="2"/>xxx <text:s text:c="2"/>Insert xxx</text:p>
      <text:p text:style-name="P1">------------------------------------------------------</text:p>
      <text:p text:style-name="P1">MLed <text:s/>SLeds RGUI <text:s/>xxx <text:s/>| RSft(•) xxx <text:s text:c="2"/>xxx <text:s text:c="2"/>LGUI <text:s/>App <text:s/>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2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4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2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4">LAlt <text:s/>___ <text:s/></text:span><text:span text:style-name="T8">R</text:span><text:span text:style-name="T4">GUI <text:s/>Ent <text:s/></text:span><text:span text:style-name="T1">|</text:span><text:span text:style-name="T4"> Spc <text:s text:c="2"/></text:span><text:span text:style-name="T7">xxx </text:span><text:span text:style-name="T4"><text:s text:c="2"/></text:span><text:span text:style-name="T8">L</text:span><text:span text:style-name="T7">GUI</text:span><text:span text:style-name="T4"> <text:s text:c="2"/></text:span><text:span text:style-name="T9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5">BASE <text:s/>„“ <text:s text:c="3"/>” <text:s text:c="4"/>¤£ <text:s text:c="3"/>∅ ¢ <text:s text:c="2"/>±ƒ <text:s text:c="2"/></text:span><text:span text:style-name="T2"><text:s/>| ❦♥ </text:span><text:span text:style-name="T5"><text:s text:c="3"/>:</text:span><text:span text:style-name="T6">):( <text:s text:c="2"/>👍👎 <text:s text:c="2"/>⁽₍ <text:s text:c="3"/>⁾₎ <text:s/></text:span><text:span text:style-name="T3"><text:s/></text:span><text:span text:style-name="T6">Bspc</text:span><text:span text:style-name="T3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3">-----------------------------------------------</text:p>
      <text:p text:style-name="P13"><text:span text:style-name="T4">LAlt <text:s/>xxx <text:s/></text:span><text:span text:style-name="T8">R</text:span><text:span text:style-name="T7">GUI</text:span><text:span text:style-name="T4"> <text:s text:c="2"/>Ent <text:s/></text:span><text:span text:style-name="T1">|</text:span><text:span text:style-name="T4"> Spc <text:s text:c="2"/>xxx <text:s text:c="2"/></text:span><text:span text:style-name="T8">L</text:span><text:span text:style-name="T7">GUI</text:span><text:span text:style-name="T4"> <text:s text:c="2"/>___</text:span></text:p>
      <text:p text:style-name="P11">User reference. ⁽¹⁾ <text:span text:style-name="T14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08:42:10.903808401</dc:date>
    <meta:editing-duration>PT4H19M15S</meta:editing-duration>
    <meta:editing-cycles>55</meta:editing-cycles>
    <meta:generator>LibreOffice/6.1.5.2$Linux_X86_64 LibreOffice_project/10$Build-2</meta:generator>
    <meta:print-date>2020-01-05T08:41:24.608173226</meta:print-date>
    <meta:document-statistic meta:table-count="0" meta:image-count="0" meta:object-count="0" meta:page-count="1" meta:paragraph-count="58" meta:word-count="499" meta:character-count="3691" meta:non-whitespace-character-count="2529"/>
  </office:meta>
</office:document-meta>
</file>